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0f4c" officeooo:paragraph-rsid="001d0f4c"/>
    </style:style>
    <style:style style:name="P2" style:family="paragraph" style:parent-style-name="Standard">
      <style:text-properties officeooo:rsid="001de949" officeooo:paragraph-rsid="001de949"/>
    </style:style>
    <style:style style:name="P3" style:family="paragraph" style:parent-style-name="Standard">
      <style:text-properties officeooo:rsid="00236e20" officeooo:paragraph-rsid="00236e20"/>
    </style:style>
    <style:style style:name="T1" style:family="text">
      <style:text-properties officeooo:rsid="001de949"/>
    </style:style>
    <style:style style:name="T2" style:family="text">
      <style:text-properties officeooo:rsid="00240a6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lk about game, your strategy</text:p>
      <text:p text:style-name="P1"/>
      <text:p text:style-name="P1">*talk about the main mech you want to use</text:p>
      <text:p text:style-name="P1">*talk about the base <text:span text:style-name="T1">building</text:span> and show cad work</text:p>
      <text:p text:style-name="P1"/>
      <text:p text:style-name="P1">*talk about lift building, the flaws with friction and such</text:p>
      <text:p text:style-name="P1"/>
      <text:p text:style-name="P1">*improvements made to flaws</text:p>
      <text:p text:style-name="P1"/>
      <text:p text:style-name="P2">Page 2 : </text:p>
      <text:p text:style-name="P2"/>
      <text:p text:style-name="Standard"><text:span text:style-name="T1">Title : </text:span>VRC Tower Takeover</text:p>
      <text:p text:style-name="Standard"/>
      <text:p text:style-name="P2">the basic idea of tower takeover is to get as many cubes as you can in your alliances goal zones. But when the </text:p>
      <text:p text:style-name="Standard"/>
      <text:p text:style-name="P3">As mentioned in the last page, the main challenge me and my team <text:span text:style-name="T2">think we will face is putting cubes in the towers. This is because the enemy alliance may try and push your robot as you are putting in the cube. Secondly, the lift mechanism on your robot must be extremely stable so the cube doesn’t move as your are putting it 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6T07:57:24.389585974</meta:creation-date>
    <dc:date>2019-06-06T13:45:20.805230294</dc:date>
    <meta:editing-duration>PT1H1M1S</meta:editing-duration>
    <meta:editing-cycles>3</meta:editing-cycles>
    <meta:generator>LibreOffice/6.2.4.2$Linux_X86_64 LibreOffice_project/2412653d852ce75f65fbfa83fb7e7b669a126d64</meta:generator>
    <meta:document-statistic meta:table-count="0" meta:image-count="0" meta:object-count="0" meta:page-count="1" meta:paragraph-count="9" meta:word-count="132" meta:character-count="681" meta:non-whitespace-character-count="556"/>
  </office:meta>
</office:document-meta>
</file>